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ial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7">00/00/0000</text:date>, <text:time style:data-style-name="N2" text:time-value="10:32:17.476342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Vajna</meta:initial-creator>
    <meta:creation-date>2024-04-16T16:00:48.308928483</meta:creation-date>
    <dc:date>2024-04-17T10:33:21.242787817</dc:date>
    <meta:editing-duration>PT5M9S</meta:editing-duration>
    <meta:editing-cycles>5</meta:editing-cycles>
    <meta:generator>Collabora_OfficeDev/23.05.10.1$Linux_X86_64 LibreOffice_project/38181ede833a98174faafe80f129c2990569b23b</meta:generator>
    <meta:document-statistic meta:table-count="1" meta:cell-count="3" meta:object-count="0"/>
  </office:meta>
</office:document-meta>
</file>